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Title">
      <style:text-properties fo:font-size="12pt" style:text-underline-style="none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1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Accusé de réception d'une demande de permis d'urbanisme</text:p>
      <text:p text:style-name="P4">Article 116 §1er du CWATUPE</text:p>
      <text:p text:style-name="UrbanBody"/>
      <text:p text:style-name="UrbanBody"><text:span text:style-name="T7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3">&lt;%Titre%&gt;</text:span>,</text:p>
      <text:p text:style-name="UrbanBody"/>
      <text:p text:style-name="UrbanBody"/>
      <text:p text:style-name="UrbanBody"><text:span text:style-name="T8">CONCERNE</text:span> : votre demande de prorogation du permis d'urbanisme délivré le <text:span text:style-name="T6"><text:text-input text:description="Date de la décision d'octroi du permis">tool.formatDate(self.getLastTheLicence().getDecisionDate())</text:text-input></text:span></text:p>
      <text:p text:style-name="UrbanBody"/>
      <text:p text:style-name="UrbanBody">Suite à votre demande dont question sous objet, nous vous prions de trouver, sous ce couvert, la délibération du Collège communal du <text:text-input text:description="Date de la décision du collège">tool.formatDate(urbanEventObj.getDecisionDate())</text:text-input> vous <text:span text:style-name="T5">accordant</text:span> la prorogation sollicitée.</text:p>
      <text:p text:style-name="UrbanBody"/>
      <text:p text:style-name="UrbanBody">Nous attirons votre attention sur le fait que les travaux devront être <text:span text:style-name="T5">OBLIGATOIREMENT</text:span> entamés avant le [XXX], à défaut de voir l'autorisation <text:span text:style-name="T5">définitivement</text:span> périmé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20:21</dc:date>
    <dc:language>fr-FR</dc:language>
    <meta:editing-cycles>128</meta:editing-cycles>
    <meta:editing-duration>P2DT5H12M17S</meta:editing-duration>
    <dc:creator>sde </dc:creator>
    <meta:document-statistic meta:table-count="0" meta:image-count="0" meta:object-count="0" meta:page-count="1" meta:paragraph-count="23" meta:word-count="146" meta:character-count="1397"/>
    <meta:user-defined meta:name="Info 1"/>
    <meta:user-defined meta:name="Info 2"/>
    <meta:user-defined meta:name="Info 3"/>
    <meta:user-defined meta:name="Info 4"/>
  </office:meta>
</office:document-meta>
</file>